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4"/>
    <style:style style:name="ce5" style:family="table-cell" style:parent-style-name="Default" style:data-style-name="N2"/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table table:name="Varrock wes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6"/>
        <table:table-column table:style-name="co2" table:number-columns-repeated="2" table:default-cell-style-name="ce4"/>
        <table:table-column table:style-name="co2" table:number-columns-repeated="9" table:default-cell-style-name="ce6"/>
        <table:table-row table:style-name="ro1">
          <table:table-cell office:value-type="string" calcext:value-type="string">
            <text:p>bank booth counter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" table:formula="of:=MIN([.A4:.A19])" office:value-type="float" office:value="80" calcext:value-type="float">
            <text:p>80</text:p>
          </table:table-cell>
          <table:table-cell table:style-name="ce1" table:formula="of:=MIN([.B4:.B19])" office:value-type="float" office:value="69" calcext:value-type="float">
            <text:p>69</text:p>
          </table:table-cell>
          <table:table-cell table:style-name="ce1" table:formula="of:=MIN([.C4:.C19])" office:value-type="float" office:value="36" calcext:value-type="float">
            <text:p>36</text:p>
          </table:table-cell>
          <table:table-cell table:formula="of:=MIN([.D4:.D19])" office:value-type="float" office:value="43.8461538461539" calcext:value-type="float">
            <text:p>44</text:p>
          </table:table-cell>
          <table:table-cell table:style-name="ce4" table:formula="of:=MIN([.E4:.E19])" office:value-type="float" office:value="0.368421052631579" calcext:value-type="float">
            <text:p>0.368</text:p>
          </table:table-cell>
          <table:table-cell table:style-name="ce4" table:formula="of:=MIN([.F4:.F19])" office:value-type="float" office:value="0.227450980392157" calcext:value-type="float">
            <text:p>0.227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 table:style-name="ce1" table:formula="of:=MAX([.A4:.A19])" office:value-type="float" office:value="99" calcext:value-type="float">
            <text:p>99</text:p>
          </table:table-cell>
          <table:table-cell table:style-name="ce1" table:formula="of:=MAX([.B4:.B19])" office:value-type="float" office:value="85" calcext:value-type="float">
            <text:p>85</text:p>
          </table:table-cell>
          <table:table-cell table:style-name="ce1" table:formula="of:=MAX([.C4:.C19])" office:value-type="float" office:value="44" calcext:value-type="float">
            <text:p>44</text:p>
          </table:table-cell>
          <table:table-cell table:formula="of:=MAX([.D4:.D19])" office:value-type="float" office:value="45.9574468085106" calcext:value-type="float">
            <text:p>46</text:p>
          </table:table-cell>
          <table:table-cell table:style-name="ce4" table:formula="of:=MAX([.E4:.E19])" office:value-type="float" office:value="0.384615384615385" calcext:value-type="float">
            <text:p>0.385</text:p>
          </table:table-cell>
          <table:table-cell table:style-name="ce4" table:formula="of:=MAX([.F4:.F19])" office:value-type="float" office:value="0.280392156862745" calcext:value-type="float">
            <text:p>0.280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[.H5]" office:value-type="float" office:value="44.0816326530612" calcext:value-type="float">
            <text:p>44</text:p>
          </table:table-cell>
          <table:table-cell table:formula="of:=[.I5]" office:value-type="float" office:value="0.368421052631579" calcext:value-type="float">
            <text:p>0.37</text:p>
          </table:table-cell>
          <table:table-cell table:formula="of:=[.J5]" office:value-type="float" office:value="0.26078431372549" calcext:value-type="float">
            <text:p>0.26</text:p>
          </table:table-cell>
          <table:table-cell/>
          <table:table-cell table:formula="of:=IF(AND([.A5]&gt;=[.B5];[.A5]&gt;=[.C5]);[.Q5];IF([.B5]&gt;=[.C5];[.R5];[.S5]))" office:value-type="float" office:value="44.0816326530612" calcext:value-type="float">
            <text:p>44.08</text:p>
          </table:table-cell>
          <table:table-cell table:formula="of:=IF([.M5]=0;0;([.M5]/(1-ABS(2*[.J5]-1))))" office:value-type="float" office:value="0.368421052631579" calcext:value-type="float">
            <text:p>0.368</text:p>
          </table:table-cell>
          <table:table-cell table:formula="of:=([.K5]+[.L5])/2" office:value-type="float" office:value="0.26078431372549" calcext:value-type="float">
            <text:p>0.261</text:p>
          </table:table-cell>
          <table:table-cell table:formula="of:=MAX([.N5:.P5])" office:value-type="float" office:value="0.356862745098039" calcext:value-type="float">
            <text:p>0.36</text:p>
          </table:table-cell>
          <table:table-cell table:formula="of:=MIN([.N5:.P5])" office:value-type="float" office:value="0.164705882352941" calcext:value-type="float">
            <text:p>0.16</text:p>
          </table:table-cell>
          <table:table-cell table:formula="of:=[.K5]-[.L5]" office:value-type="float" office:value="0.192156862745098" calcext:value-type="float">
            <text:p>0.19</text:p>
          </table:table-cell>
          <table:table-cell table:formula="of:=[.A5]/255" office:value-type="float" office:value="0.356862745098039" calcext:value-type="float">
            <text:p>0.36</text:p>
          </table:table-cell>
          <table:table-cell table:formula="of:=[.B5]/255" office:value-type="float" office:value="0.305882352941176" calcext:value-type="float">
            <text:p>0.31</text:p>
          </table:table-cell>
          <table:table-cell table:formula="of:=[.C5]/255" office:value-type="float" office:value="0.164705882352941" calcext:value-type="float">
            <text:p>0.16</text:p>
          </table:table-cell>
          <table:table-cell table:formula="of:=60*(MOD(([.O5]-[.P5])/[.M5];6))" office:value-type="float" office:value="44.0816326530612" calcext:value-type="float">
            <text:p>44.08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5.918367346939" calcext:value-type="float">
            <text:p>255.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table:formula="of:=[.H6]" office:value-type="float" office:value="45.9574468085106" calcext:value-type="float">
            <text:p>46</text:p>
          </table:table-cell>
          <table:table-cell table:formula="of:=[.I6]" office:value-type="float" office:value="0.37007874015748" calcext:value-type="float">
            <text:p>0.37</text:p>
          </table:table-cell>
          <table:table-cell table:formula="of:=[.J6]" office:value-type="float" office:value="0.249019607843137" calcext:value-type="float">
            <text:p>0.25</text:p>
          </table:table-cell>
          <table:table-cell/>
          <table:table-cell table:formula="of:=IF(AND([.A6]&gt;=[.B6];[.A6]&gt;=[.C6]);[.Q6];IF([.B6]&gt;=[.C6];[.R6];[.S6]))" office:value-type="float" office:value="45.9574468085106" calcext:value-type="float">
            <text:p>45.96</text:p>
          </table:table-cell>
          <table:table-cell table:formula="of:=IF([.M6]=0;0;([.M6]/(1-ABS(2*[.J6]-1))))" office:value-type="float" office:value="0.37007874015748" calcext:value-type="float">
            <text:p>0.370</text:p>
          </table:table-cell>
          <table:table-cell table:formula="of:=([.K6]+[.L6])/2" office:value-type="float" office:value="0.249019607843137" calcext:value-type="float">
            <text:p>0.249</text:p>
          </table:table-cell>
          <table:table-cell table:formula="of:=MAX([.N6:.P6])" office:value-type="float" office:value="0.341176470588235" calcext:value-type="float">
            <text:p>0.34</text:p>
          </table:table-cell>
          <table:table-cell table:formula="of:=MIN([.N6:.P6])" office:value-type="float" office:value="0.156862745098039" calcext:value-type="float">
            <text:p>0.16</text:p>
          </table:table-cell>
          <table:table-cell table:formula="of:=[.K6]-[.L6]" office:value-type="float" office:value="0.184313725490196" calcext:value-type="float">
            <text:p>0.18</text:p>
          </table:table-cell>
          <table:table-cell table:formula="of:=[.A6]/255" office:value-type="float" office:value="0.341176470588235" calcext:value-type="float">
            <text:p>0.34</text:p>
          </table:table-cell>
          <table:table-cell table:formula="of:=[.B6]/255" office:value-type="float" office:value="0.298039215686274" calcext:value-type="float">
            <text:p>0.3</text:p>
          </table:table-cell>
          <table:table-cell table:formula="of:=[.C6]/255" office:value-type="float" office:value="0.156862745098039" calcext:value-type="float">
            <text:p>0.16</text:p>
          </table:table-cell>
          <table:table-cell table:formula="of:=60*(MOD(([.O6]-[.P6])/[.M6];6))" office:value-type="float" office:value="45.9574468085106" calcext:value-type="float">
            <text:p>45.96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4.042553191489" calcext:value-type="float">
            <text:p>254.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table:formula="of:=[.H7]" office:value-type="float" office:value="43.8461538461539" calcext:value-type="float">
            <text:p>44</text:p>
          </table:table-cell>
          <table:table-cell table:formula="of:=[.I7]" office:value-type="float" office:value="0.371428571428571" calcext:value-type="float">
            <text:p>0.37</text:p>
          </table:table-cell>
          <table:table-cell table:formula="of:=[.J7]" office:value-type="float" office:value="0.274509803921569" calcext:value-type="float">
            <text:p>0.27</text:p>
          </table:table-cell>
          <table:table-cell/>
          <table:table-cell table:formula="of:=IF(AND([.A7]&gt;=[.B7];[.A7]&gt;=[.C7]);[.Q7];IF([.B7]&gt;=[.C7];[.R7];[.S7]))" office:value-type="float" office:value="43.8461538461539" calcext:value-type="float">
            <text:p>43.85</text:p>
          </table:table-cell>
          <table:table-cell table:formula="of:=IF([.M7]=0;0;([.M7]/(1-ABS(2*[.J7]-1))))" office:value-type="float" office:value="0.371428571428571" calcext:value-type="float">
            <text:p>0.371</text:p>
          </table:table-cell>
          <table:table-cell table:formula="of:=([.K7]+[.L7])/2" office:value-type="float" office:value="0.274509803921569" calcext:value-type="float">
            <text:p>0.275</text:p>
          </table:table-cell>
          <table:table-cell table:formula="of:=MAX([.N7:.P7])" office:value-type="float" office:value="0.376470588235294" calcext:value-type="float">
            <text:p>0.38</text:p>
          </table:table-cell>
          <table:table-cell table:formula="of:=MIN([.N7:.P7])" office:value-type="float" office:value="0.172549019607843" calcext:value-type="float">
            <text:p>0.17</text:p>
          </table:table-cell>
          <table:table-cell table:formula="of:=[.K7]-[.L7]" office:value-type="float" office:value="0.203921568627451" calcext:value-type="float">
            <text:p>0.2</text:p>
          </table:table-cell>
          <table:table-cell table:formula="of:=[.A7]/255" office:value-type="float" office:value="0.376470588235294" calcext:value-type="float">
            <text:p>0.38</text:p>
          </table:table-cell>
          <table:table-cell table:formula="of:=[.B7]/255" office:value-type="float" office:value="0.32156862745098" calcext:value-type="float">
            <text:p>0.32</text:p>
          </table:table-cell>
          <table:table-cell table:formula="of:=[.C7]/255" office:value-type="float" office:value="0.172549019607843" calcext:value-type="float">
            <text:p>0.17</text:p>
          </table:table-cell>
          <table:table-cell table:formula="of:=60*(MOD(([.O7]-[.P7])/[.M7];6))" office:value-type="float" office:value="43.8461538461539" calcext:value-type="float">
            <text:p>43.85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56.153846153846" calcext:value-type="float">
            <text:p>256.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44.7272727272727" calcext:value-type="float">
            <text:p>45</text:p>
          </table:table-cell>
          <table:table-cell table:formula="of:=[.I8]" office:value-type="float" office:value="0.384615384615385" calcext:value-type="float">
            <text:p>0.38</text:p>
          </table:table-cell>
          <table:table-cell table:formula="of:=[.J8]" office:value-type="float" office:value="0.280392156862745" calcext:value-type="float">
            <text:p>0.28</text:p>
          </table:table-cell>
          <table:table-cell/>
          <table:table-cell table:formula="of:=IF(AND([.A8]&gt;=[.B8];[.A8]&gt;=[.C8]);[.Q8];IF([.B8]&gt;=[.C8];[.R8];[.S8]))" office:value-type="float" office:value="44.7272727272727" calcext:value-type="float">
            <text:p>44.73</text:p>
          </table:table-cell>
          <table:table-cell table:formula="of:=IF([.M8]=0;0;([.M8]/(1-ABS(2*[.J8]-1))))" office:value-type="float" office:value="0.384615384615385" calcext:value-type="float">
            <text:p>0.385</text:p>
          </table:table-cell>
          <table:table-cell table:formula="of:=([.K8]+[.L8])/2" office:value-type="float" office:value="0.280392156862745" calcext:value-type="float">
            <text:p>0.280</text:p>
          </table:table-cell>
          <table:table-cell table:formula="of:=MAX([.N8:.P8])" office:value-type="float" office:value="0.388235294117647" calcext:value-type="float">
            <text:p>0.39</text:p>
          </table:table-cell>
          <table:table-cell table:formula="of:=MIN([.N8:.P8])" office:value-type="float" office:value="0.172549019607843" calcext:value-type="float">
            <text:p>0.17</text:p>
          </table:table-cell>
          <table:table-cell table:formula="of:=[.K8]-[.L8]" office:value-type="float" office:value="0.215686274509804" calcext:value-type="float">
            <text:p>0.22</text:p>
          </table:table-cell>
          <table:table-cell table:formula="of:=[.A8]/255" office:value-type="float" office:value="0.388235294117647" calcext:value-type="float">
            <text:p>0.39</text:p>
          </table:table-cell>
          <table:table-cell table:formula="of:=[.B8]/255" office:value-type="float" office:value="0.333333333333333" calcext:value-type="float">
            <text:p>0.33</text:p>
          </table:table-cell>
          <table:table-cell table:formula="of:=[.C8]/255" office:value-type="float" office:value="0.172549019607843" calcext:value-type="float">
            <text:p>0.17</text:p>
          </table:table-cell>
          <table:table-cell table:formula="of:=60*(MOD(([.O8]-[.P8])/[.M8];6))" office:value-type="float" office:value="44.7272727272727" calcext:value-type="float">
            <text:p>44.73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55.272727272727" calcext:value-type="float">
            <text:p>255.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table:formula="of:=[.H9]" office:value-type="float" office:value="45" calcext:value-type="float">
            <text:p>45</text:p>
          </table:table-cell>
          <table:table-cell table:formula="of:=[.I9]" office:value-type="float" office:value="0.379310344827586" calcext:value-type="float">
            <text:p>0.38</text:p>
          </table:table-cell>
          <table:table-cell table:formula="of:=[.J9]" office:value-type="float" office:value="0.227450980392157" calcext:value-type="float">
            <text:p>0.23</text:p>
          </table:table-cell>
          <table:table-cell/>
          <table:table-cell table:formula="of:=IF(AND([.A9]&gt;=[.B9];[.A9]&gt;=[.C9]);[.Q9];IF([.B9]&gt;=[.C9];[.R9];[.S9]))" office:value-type="float" office:value="45" calcext:value-type="float">
            <text:p>45</text:p>
          </table:table-cell>
          <table:table-cell table:formula="of:=IF([.M9]=0;0;([.M9]/(1-ABS(2*[.J9]-1))))" office:value-type="float" office:value="0.379310344827586" calcext:value-type="float">
            <text:p>0.379</text:p>
          </table:table-cell>
          <table:table-cell table:formula="of:=([.K9]+[.L9])/2" office:value-type="float" office:value="0.227450980392157" calcext:value-type="float">
            <text:p>0.227</text:p>
          </table:table-cell>
          <table:table-cell table:formula="of:=MAX([.N9:.P9])" office:value-type="float" office:value="0.313725490196078" calcext:value-type="float">
            <text:p>0.31</text:p>
          </table:table-cell>
          <table:table-cell table:formula="of:=MIN([.N9:.P9])" office:value-type="float" office:value="0.141176470588235" calcext:value-type="float">
            <text:p>0.14</text:p>
          </table:table-cell>
          <table:table-cell table:formula="of:=[.K9]-[.L9]" office:value-type="float" office:value="0.172549019607843" calcext:value-type="float">
            <text:p>0.17</text:p>
          </table:table-cell>
          <table:table-cell table:formula="of:=[.A9]/255" office:value-type="float" office:value="0.313725490196078" calcext:value-type="float">
            <text:p>0.31</text:p>
          </table:table-cell>
          <table:table-cell table:formula="of:=[.B9]/255" office:value-type="float" office:value="0.270588235294118" calcext:value-type="float">
            <text:p>0.27</text:p>
          </table:table-cell>
          <table:table-cell table:formula="of:=[.C9]/255" office:value-type="float" office:value="0.141176470588235" calcext:value-type="float">
            <text:p>0.14</text:p>
          </table:table-cell>
          <table:table-cell table:formula="of:=60*(MOD(([.O9]-[.P9])/[.M9];6))" office:value-type="float" office:value="45" calcext:value-type="float">
            <text:p>45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table:formula="of:=[.H10]" office:value-type="float" office:value="44.3478260869565" calcext:value-type="float">
            <text:p>44</text:p>
          </table:table-cell>
          <table:table-cell table:formula="of:=[.I10]" office:value-type="float" office:value="0.377049180327869" calcext:value-type="float">
            <text:p>0.38</text:p>
          </table:table-cell>
          <table:table-cell table:formula="of:=[.J10]" office:value-type="float" office:value="0.23921568627451" calcext:value-type="float">
            <text:p>0.24</text:p>
          </table:table-cell>
          <table:table-cell/>
          <table:table-cell table:formula="of:=IF(AND([.A10]&gt;=[.B10];[.A10]&gt;=[.C10]);[.Q10];IF([.B10]&gt;=[.C10];[.R10];[.S10]))" office:value-type="float" office:value="44.3478260869565" calcext:value-type="float">
            <text:p>44.35</text:p>
          </table:table-cell>
          <table:table-cell table:formula="of:=IF([.M10]=0;0;([.M10]/(1-ABS(2*[.J10]-1))))" office:value-type="float" office:value="0.377049180327869" calcext:value-type="float">
            <text:p>0.377</text:p>
          </table:table-cell>
          <table:table-cell table:formula="of:=([.K10]+[.L10])/2" office:value-type="float" office:value="0.23921568627451" calcext:value-type="float">
            <text:p>0.239</text:p>
          </table:table-cell>
          <table:table-cell table:formula="of:=MAX([.N10:.P10])" office:value-type="float" office:value="0.329411764705882" calcext:value-type="float">
            <text:p>0.33</text:p>
          </table:table-cell>
          <table:table-cell table:formula="of:=MIN([.N10:.P10])" office:value-type="float" office:value="0.149019607843137" calcext:value-type="float">
            <text:p>0.15</text:p>
          </table:table-cell>
          <table:table-cell table:formula="of:=[.K10]-[.L10]" office:value-type="float" office:value="0.180392156862745" calcext:value-type="float">
            <text:p>0.18</text:p>
          </table:table-cell>
          <table:table-cell table:formula="of:=[.A10]/255" office:value-type="float" office:value="0.329411764705882" calcext:value-type="float">
            <text:p>0.33</text:p>
          </table:table-cell>
          <table:table-cell table:formula="of:=[.B10]/255" office:value-type="float" office:value="0.282352941176471" calcext:value-type="float">
            <text:p>0.28</text:p>
          </table:table-cell>
          <table:table-cell table:formula="of:=[.C10]/255" office:value-type="float" office:value="0.149019607843137" calcext:value-type="float">
            <text:p>0.15</text:p>
          </table:table-cell>
          <table:table-cell table:formula="of:=60*(MOD(([.O10]-[.P10])/[.M10];6))" office:value-type="float" office:value="44.3478260869565" calcext:value-type="float">
            <text:p>44.35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55.652173913044" calcext:value-type="float">
            <text:p>255.65</text:p>
          </table:table-cell>
        </table:table-row>
      </table:table>
      <table:table table:name="Seers' Village" table:style-name="ta1">
        <table:table-column table:style-name="co2" table:number-columns-repeated="4" table:default-cell-style-name="ce1"/>
        <table:table-column table:style-name="co2" table:number-columns-repeated="2" table:default-cell-style-name="ce4"/>
        <table:table-column table:style-name="co2" table:number-columns-repeated="13" table:default-cell-style-name="ce6"/>
        <table:table-row table:style-name="ro1">
          <table:table-cell table:formula="of:=MIN([.A3:.A18])" office:value-type="float" office:value="100" calcext:value-type="float">
            <text:p>100</text:p>
          </table:table-cell>
          <table:table-cell table:formula="of:=MIN([.B3:.B18])" office:value-type="float" office:value="85" calcext:value-type="float">
            <text:p>85</text:p>
          </table:table-cell>
          <table:table-cell table:formula="of:=MIN([.C3:.C18])" office:value-type="float" office:value="57" calcext:value-type="float">
            <text:p>57</text:p>
          </table:table-cell>
          <table:table-cell table:formula="of:=MIN([.D3:.D18])" office:value-type="float" office:value="39.0697674418605" calcext:value-type="float">
            <text:p>39</text:p>
          </table:table-cell>
          <table:table-cell table:formula="of:=MIN([.E3:.E18])" office:value-type="float" office:value="0.273885350318471" calcext:value-type="float">
            <text:p>0.274</text:p>
          </table:table-cell>
          <table:table-cell table:formula="of:=MIN([.F3:.F18])" office:value-type="float" office:value="0.307843137254902" calcext:value-type="float">
            <text:p>0.308</text:p>
          </table:table-cell>
          <table:table-cell table:number-columns-repeated="13"/>
        </table:table-row>
        <table:table-row table:style-name="ro1">
          <table:table-cell table:formula="of:=MAX([.A3:.A18])" office:value-type="float" office:value="100" calcext:value-type="float">
            <text:p>100</text:p>
          </table:table-cell>
          <table:table-cell table:formula="of:=MAX([.B3:.B18])" office:value-type="float" office:value="85" calcext:value-type="float">
            <text:p>85</text:p>
          </table:table-cell>
          <table:table-cell table:formula="of:=MAX([.C3:.C18])" office:value-type="float" office:value="57" calcext:value-type="float">
            <text:p>57</text:p>
          </table:table-cell>
          <table:table-cell table:formula="of:=MAX([.D3:.D18])" office:value-type="float" office:value="39.0697674418605" calcext:value-type="float">
            <text:p>39</text:p>
          </table:table-cell>
          <table:table-cell table:formula="of:=MAX([.E3:.E18])" office:value-type="float" office:value="0.273885350318471" calcext:value-type="float">
            <text:p>0.274</text:p>
          </table:table-cell>
          <table:table-cell table:formula="of:=MAX([.F3:.F18])" office:value-type="float" office:value="0.307843137254902" calcext:value-type="float">
            <text:p>0.30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57" calcext:value-type="float">
            <text:p>57</text:p>
          </table:table-cell>
          <table:table-cell table:formula="of:=[.H4]" office:value-type="float" office:value="39.0697674418605" calcext:value-type="float">
            <text:p>39</text:p>
          </table:table-cell>
          <table:table-cell table:style-name="ce5" table:formula="of:=[.I4]" office:value-type="float" office:value="0.273885350318471" calcext:value-type="float">
            <text:p>0.27</text:p>
          </table:table-cell>
          <table:table-cell table:style-name="ce5" table:formula="of:=[.J4]" office:value-type="float" office:value="0.307843137254902" calcext:value-type="float">
            <text:p>0.31</text:p>
          </table:table-cell>
          <table:table-cell table:style-name="ce1"/>
          <table:table-cell table:formula="of:=IF(AND([.A4]&gt;=[.B4];[.A4]&gt;=[.C4]);[.Q4];IF([.B4]&gt;=[.C4];[.R4];[.S4]))" office:value-type="float" office:value="39.0697674418605" calcext:value-type="float">
            <text:p>39.07</text:p>
          </table:table-cell>
          <table:table-cell table:style-name="ce4" table:formula="of:=IF([.M4]=0;0;([.M4]/(1-ABS(2*[.J4]-1))))" office:value-type="float" office:value="0.273885350318471" calcext:value-type="float">
            <text:p>0.274</text:p>
          </table:table-cell>
          <table:table-cell table:style-name="ce4" table:formula="of:=([.K4]+[.L4])/2" office:value-type="float" office:value="0.307843137254902" calcext:value-type="float">
            <text:p>0.308</text:p>
          </table:table-cell>
          <table:table-cell table:formula="of:=MAX([.N4:.P4])" office:value-type="float" office:value="0.392156862745098" calcext:value-type="float">
            <text:p>0.39</text:p>
          </table:table-cell>
          <table:table-cell table:formula="of:=MIN([.N4:.P4])" office:value-type="float" office:value="0.223529411764706" calcext:value-type="float">
            <text:p>0.22</text:p>
          </table:table-cell>
          <table:table-cell table:formula="of:=[.K4]-[.L4]" office:value-type="float" office:value="0.168627450980392" calcext:value-type="float">
            <text:p>0.17</text:p>
          </table:table-cell>
          <table:table-cell table:formula="of:=[.A4]/255" office:value-type="float" office:value="0.392156862745098" calcext:value-type="float">
            <text:p>0.39</text:p>
          </table:table-cell>
          <table:table-cell table:formula="of:=[.B4]/255" office:value-type="float" office:value="0.333333333333333" calcext:value-type="float">
            <text:p>0.33</text:p>
          </table:table-cell>
          <table:table-cell table:formula="of:=[.C4]/255" office:value-type="float" office:value="0.223529411764706" calcext:value-type="float">
            <text:p>0.22</text:p>
          </table:table-cell>
          <table:table-cell table:formula="of:=60*(MOD(([.O4]-[.P4])/[.M4];6))" office:value-type="float" office:value="39.0697674418605" calcext:value-type="float">
            <text:p>39.07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60.930232558139" calcext:value-type="float">
            <text:p>260.93</text:p>
          </table:table-cell>
        </table:table-row>
      </table:table>
      <table:table table:name="Edgeville" table:style-name="ta1"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6"/>
        <table:table-column table:style-name="co2" table:number-columns-repeated="2" table:default-cell-style-name="ce4"/>
        <table:table-column table:style-name="co2" table:number-columns-repeated="9" table:default-cell-style-name="ce6"/>
        <table:table-row table:style-name="ro1">
          <table:table-cell table:style-name="ce1" table:formula="of:=MIN([.A3:.A18])" office:value-type="float" office:value="57" calcext:value-type="float">
            <text:p>57</text:p>
          </table:table-cell>
          <table:table-cell table:style-name="ce1" table:formula="of:=MIN([.B3:.B18])" office:value-type="float" office:value="52" calcext:value-type="float">
            <text:p>52</text:p>
          </table:table-cell>
          <table:table-cell table:style-name="ce1" table:formula="of:=MIN([.C3:.C18])" office:value-type="float" office:value="52" calcext:value-type="float">
            <text:p>52</text:p>
          </table:table-cell>
          <table:table-cell table:formula="of:=MIN([.D3:.D18])" office:value-type="float" office:value="0" calcext:value-type="float">
            <text:p>0</text:p>
          </table:table-cell>
          <table:table-cell table:style-name="ce4" table:formula="of:=MIN([.E3:.E18])" office:value-type="float" office:value="0.0413223140495868" calcext:value-type="float">
            <text:p>0.041</text:p>
          </table:table-cell>
          <table:table-cell table:style-name="ce4" table:formula="of:=MIN([.F3:.F18])" office:value-type="float" office:value="0.213725490196078" calcext:value-type="float">
            <text:p>0.214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 table:style-name="ce1" table:formula="of:=MAX([.A3:.A18])" office:value-type="float" office:value="63" calcext:value-type="float">
            <text:p>63</text:p>
          </table:table-cell>
          <table:table-cell table:style-name="ce1" table:formula="of:=MAX([.B3:.B18])" office:value-type="float" office:value="58" calcext:value-type="float">
            <text:p>58</text:p>
          </table:table-cell>
          <table:table-cell table:style-name="ce1" table:formula="of:=MAX([.C3:.C18])" office:value-type="float" office:value="58" calcext:value-type="float">
            <text:p>58</text:p>
          </table:table-cell>
          <table:table-cell table:formula="of:=MAX([.D3:.D18])" office:value-type="float" office:value="0" calcext:value-type="float">
            <text:p>0</text:p>
          </table:table-cell>
          <table:table-cell table:style-name="ce4" table:formula="of:=MAX([.E3:.E18])" office:value-type="float" office:value="0.0458715596330276" calcext:value-type="float">
            <text:p>0.046</text:p>
          </table:table-cell>
          <table:table-cell table:style-name="ce4" table:formula="of:=MAX([.F3:.F18])" office:value-type="float" office:value="0.237254901960784" calcext:value-type="float">
            <text:p>0.237</text:p>
          </table:table-cell>
          <table:table-cell table:style-name="ce6"/>
          <table:table-cell/>
          <table:table-cell table:style-name="ce6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.0413223140495868" calcext:value-type="float">
            <text:p>0.04</text:p>
          </table:table-cell>
          <table:table-cell table:formula="of:=[.J4]" office:value-type="float" office:value="0.237254901960784" calcext:value-type="float">
            <text:p>0.24</text:p>
          </table:table-cell>
          <table:table-cell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formula="of:=IF([.M4]=0;0;([.M4]/(1-ABS(2*[.J4]-1))))" office:value-type="float" office:value="0.0413223140495868" calcext:value-type="float">
            <text:p>0.041</text:p>
          </table:table-cell>
          <table:table-cell table:formula="of:=([.K4]+[.L4])/2" office:value-type="float" office:value="0.237254901960784" calcext:value-type="float">
            <text:p>0.237</text:p>
          </table:table-cell>
          <table:table-cell table:formula="of:=MAX([.N4:.P4])" office:value-type="float" office:value="0.247058823529412" calcext:value-type="float">
            <text:p>0.25</text:p>
          </table:table-cell>
          <table:table-cell table:formula="of:=MIN([.N4:.P4])" office:value-type="float" office:value="0.227450980392157" calcext:value-type="float">
            <text:p>0.23</text:p>
          </table:table-cell>
          <table:table-cell table:formula="of:=[.K4]-[.L4]" office:value-type="float" office:value="0.0196078431372549" calcext:value-type="float">
            <text:p>0.02</text:p>
          </table:table-cell>
          <table:table-cell table:formula="of:=[.A4]/255" office:value-type="float" office:value="0.247058823529412" calcext:value-type="float">
            <text:p>0.25</text:p>
          </table:table-cell>
          <table:table-cell table:formula="of:=[.B4]/255" office:value-type="float" office:value="0.227450980392157" calcext:value-type="float">
            <text:p>0.23</text:p>
          </table:table-cell>
          <table:table-cell table:formula="of:=[.C4]/255" office:value-type="float" office:value="0.227450980392157" calcext:value-type="float">
            <text:p>0.23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0.0458715596330276" calcext:value-type="float">
            <text:p>0.05</text:p>
          </table:table-cell>
          <table:table-cell table:formula="of:=[.J5]" office:value-type="float" office:value="0.213725490196078" calcext:value-type="float">
            <text:p>0.21</text:p>
          </table:table-cell>
          <table:table-cell/>
          <table:table-cell table:formula="of:=IF(AND([.A5]&gt;=[.B5];[.A5]&gt;=[.C5]);[.Q5];IF([.B5]&gt;=[.C5];[.R5];[.S5]))" office:value-type="float" office:value="0" calcext:value-type="float">
            <text:p>0</text:p>
          </table:table-cell>
          <table:table-cell table:formula="of:=IF([.M5]=0;0;([.M5]/(1-ABS(2*[.J5]-1))))" office:value-type="float" office:value="0.0458715596330276" calcext:value-type="float">
            <text:p>0.046</text:p>
          </table:table-cell>
          <table:table-cell table:formula="of:=([.K5]+[.L5])/2" office:value-type="float" office:value="0.213725490196078" calcext:value-type="float">
            <text:p>0.214</text:p>
          </table:table-cell>
          <table:table-cell table:formula="of:=MAX([.N5:.P5])" office:value-type="float" office:value="0.223529411764706" calcext:value-type="float">
            <text:p>0.22</text:p>
          </table:table-cell>
          <table:table-cell table:formula="of:=MIN([.N5:.P5])" office:value-type="float" office:value="0.203921568627451" calcext:value-type="float">
            <text:p>0.2</text:p>
          </table:table-cell>
          <table:table-cell table:formula="of:=[.K5]-[.L5]" office:value-type="float" office:value="0.0196078431372549" calcext:value-type="float">
            <text:p>0.02</text:p>
          </table:table-cell>
          <table:table-cell table:formula="of:=[.A5]/255" office:value-type="float" office:value="0.223529411764706" calcext:value-type="float">
            <text:p>0.22</text:p>
          </table:table-cell>
          <table:table-cell table:formula="of:=[.B5]/255" office:value-type="float" office:value="0.203921568627451" calcext:value-type="float">
            <text:p>0.2</text:p>
          </table:table-cell>
          <table:table-cell table:formula="of:=[.C5]/255" office:value-type="float" office:value="0.203921568627451" calcext:value-type="float">
            <text:p>0.2</text:p>
          </table:table-cell>
          <table:table-cell table:formula="of:=60*(MOD(([.O5]-[.P5])/[.M5];6))" office:value-type="float" office:value="0" calcext:value-type="float">
            <text:p>0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formula="of:=[.H6]" office:value-type="float" office:value="0" calcext:value-type="float">
            <text:p>0</text:p>
          </table:table-cell>
          <table:table-cell table:formula="of:=[.I6]" office:value-type="float" office:value="0.0434782608695652" calcext:value-type="float">
            <text:p>0.04</text:p>
          </table:table-cell>
          <table:table-cell table:formula="of:=[.J6]" office:value-type="float" office:value="0.225490196078431" calcext:value-type="float">
            <text:p>0.23</text:p>
          </table:table-cell>
          <table:table-cell/>
          <table:table-cell table:formula="of:=IF(AND([.A6]&gt;=[.B6];[.A6]&gt;=[.C6]);[.Q6];IF([.B6]&gt;=[.C6];[.R6];[.S6]))" office:value-type="float" office:value="0" calcext:value-type="float">
            <text:p>0</text:p>
          </table:table-cell>
          <table:table-cell table:formula="of:=IF([.M6]=0;0;([.M6]/(1-ABS(2*[.J6]-1))))" office:value-type="float" office:value="0.0434782608695652" calcext:value-type="float">
            <text:p>0.043</text:p>
          </table:table-cell>
          <table:table-cell table:formula="of:=([.K6]+[.L6])/2" office:value-type="float" office:value="0.225490196078431" calcext:value-type="float">
            <text:p>0.225</text:p>
          </table:table-cell>
          <table:table-cell table:formula="of:=MAX([.N6:.P6])" office:value-type="float" office:value="0.235294117647059" calcext:value-type="float">
            <text:p>0.24</text:p>
          </table:table-cell>
          <table:table-cell table:formula="of:=MIN([.N6:.P6])" office:value-type="float" office:value="0.215686274509804" calcext:value-type="float">
            <text:p>0.22</text:p>
          </table:table-cell>
          <table:table-cell table:formula="of:=[.K6]-[.L6]" office:value-type="float" office:value="0.0196078431372549" calcext:value-type="float">
            <text:p>0.02</text:p>
          </table:table-cell>
          <table:table-cell table:formula="of:=[.A6]/255" office:value-type="float" office:value="0.235294117647059" calcext:value-type="float">
            <text:p>0.24</text:p>
          </table:table-cell>
          <table:table-cell table:formula="of:=[.B6]/255" office:value-type="float" office:value="0.215686274509804" calcext:value-type="float">
            <text:p>0.22</text:p>
          </table:table-cell>
          <table:table-cell table:formula="of:=[.C6]/255" office:value-type="float" office:value="0.215686274509804" calcext:value-type="float">
            <text:p>0.22</text:p>
          </table:table-cell>
          <table:table-cell table:formula="of:=60*(MOD(([.O6]-[.P6])/[.M6];6))" office:value-type="float" office:value="0" calcext:value-type="float">
            <text:p>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 style:data-style-name="N2" text:time-value="03:10:17.4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11M17S</meta:editing-duration>
    <meta:editing-cycles>6</meta:editing-cycles>
    <meta:generator>LibreOffice/6.0.3.2$Windows_X86_64 LibreOffice_project/8f48d515416608e3a835360314dac7e47fd0b821</meta:generator>
    <dc:date>2018-06-14T12:01:50.643000000</dc:date>
    <meta:document-statistic meta:table-count="3" meta:cell-count="271" meta:object-count="0"/>
    <meta:user-defined meta:name="Info 1"/>
    <meta:user-defined meta:name="Info 2"/>
    <meta:user-defined meta:name="Info 3"/>
    <meta:user-defined meta:name="Info 4"/>
  </office:meta>
</office:document-meta>
</file>